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7A00000F66B35C9C368D54542E.png" manifest:media-type="image/png"/>
  <manifest:file-entry manifest:full-path="Pictures/100002010000087A00000F663C83324EEF7E1632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40ccf4"/>
    </style:style>
    <style:style style:name="P2" style:family="paragraph" style:parent-style-name="Heading_20_1" style:master-page-name="Right_20_Page">
      <style:paragraph-properties style:page-number="auto"/>
    </style:style>
    <style:style style:name="P3" style:family="paragraph" style:parent-style-name="Heading_20_1">
      <style:paragraph-properties fo:break-before="page"/>
      <style:text-properties officeooo:rsid="0040ccf4" officeooo:paragraph-rsid="0040ccf4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3.835cm" svg:y="1.917cm" svg:width="13.922cm" svg:height="25.299cm" draw:z-index="0">
        <draw:image xlink:href="Pictures/100002010000087A00000F663C83324EEF7E1632.png" xlink:type="simple" xlink:show="embed" xlink:actuate="onLoad"/>
      </draw:frame>
      <draw:frame draw:style-name="fr1" draw:name="Image2" text:anchor-type="page" text:anchor-page-number="2" svg:x="3.732cm" svg:y="1.917cm" svg:width="13.908cm" svg:height="25.264cm" draw:z-index="1">
        <draw:image xlink:href="Pictures/100000000000087A00000F66B35C9C368D54542E.png" xlink:type="simple" xlink:show="embed" xlink:actuate="onLoad"/>
      </draw:frame>
      <text:h text:style-name="P2" text:outline-level="1">DGBE Tuning</text:h>
      <text:p text:style-name="Text_20_body"/>
      <text:h text:style-name="P3" text:outline-level="1">GCEA Tuning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44M52S</meta:editing-duration>
    <meta:editing-cycles>49</meta:editing-cycles>
    <meta:generator>LibreOffice/5.3.6.1$MacOSX_X86_64 LibreOffice_project/686f202eff87ef707079aeb7f485847613344eb7</meta:generator>
    <dc:title>Lyrics + Chords</dc:title>
    <dc:date>2017-10-16T09:43:18.097641000</dc:date>
    <meta:print-date>2017-04-03T12:23:29.985893000</meta:print-date>
    <meta:document-statistic meta:table-count="0" meta:image-count="2" meta:object-count="0" meta:page-count="2" meta:paragraph-count="2" meta:word-count="4" meta:character-count="22" meta:non-whitespace-character-count="20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